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5.02cm" fo:margin-left="0cm" table:align="left"/>
    </style:style>
    <style:style style:name="Tabela3.A" style:family="table-column">
      <style:table-column-properties style:column-width="13.033cm"/>
    </style:style>
    <style:style style:name="Tabela3.B" style:family="table-column">
      <style:table-column-properties style:column-width="1.986cm"/>
    </style:style>
    <style:style style:name="Tabela3.A1" style:family="table-cell">
      <style:table-cell-properties fo:padding="0cm" fo:border="none"/>
    </style:style>
    <style:style style:name="Tabela3.15" style:family="table-row">
      <style:table-row-properties style:min-row-height="0.191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style:use-window-font-color="true" style:font-name="Arial" fo:font-size="12pt" fo:font-weight="bold" fo:background-color="#ffff00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bold" officeooo:paragraph-rsid="001ea230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bold" officeooo:rsid="001cb07c" officeooo:paragraph-rsid="001cb07c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bold" officeooo:rsid="001e253a" officeooo:paragraph-rsid="001e253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normal" officeooo:paragraph-rsid="000e01b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style:shadow="non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weight="normal" officeooo:rsid="002f79bc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style:use-window-font-color="true" style:font-name="Arial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style:shadow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style:font-name="Arial" fo:font-size="12pt" fo:font-style="normal" fo:font-weight="bold" officeooo:paragraph-rsid="000e01b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shadow="none"/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 style:shadow="none"/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style:font-name="Arial" fo:font-size="12pt" fo:font-style="normal" fo:font-weight="bold" officeooo:paragraph-rsid="000e01bf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" fo:font-size="12pt" fo:font-style="normal" fo:font-weight="bold" officeooo:paragraph-rsid="000e01bf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" fo:font-size="12pt" fo:font-style="normal" fo:font-weight="normal" officeooo:rsid="0012e6d6" officeooo:paragraph-rsid="0012e6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" fo:font-size="12pt" officeooo:paragraph-rsid="000f5171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" fo:font-size="12pt" fo:font-weight="normal" officeooo:paragraph-rsid="000f5171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" fo:font-size="12pt" officeooo:paragraph-rsid="000f5171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style:font-name="Arial" fo:font-size="12pt" fo:font-weight="bold" officeooo:paragraph-rsid="000f517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shadow="none"/>
      <style:text-properties style:use-window-font-color="true" style:font-name="Arial" fo:font-size="12pt" fo:font-style="normal" fo:font-weight="normal" officeooo:paragraph-rsid="000e01b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paragraph-rsid="00379619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2c9a79" officeooo:paragraph-rsid="002c9a79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2f79bc" officeooo:paragraph-rsid="0030d761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35931c" officeooo:paragraph-rsid="00363346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35931c" officeooo:paragraph-rsid="0037915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35931c" officeooo:paragraph-rsid="00379619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shadow="none"/>
      <style:text-properties style:use-window-font-color="true" style:font-name="Arial" fo:font-size="12pt" fo:font-weight="normal" officeooo:paragraph-rsid="000f5171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use-window-font-color="true" style:font-name="Arial" fo:font-size="12pt" officeooo:paragraph-rsid="000f5171" style:font-size-asian="12pt" style:font-size-complex="12pt"/>
    </style:style>
    <style:style style:name="P39" style:family="paragraph" style:parent-style-name="Standard">
      <style:paragraph-properties fo:line-height="150%" fo:text-align="start" style:justify-single-word="false" style:shadow="none">
        <style:tab-stops>
          <style:tab-stop style:position="1.221cm"/>
          <style:tab-stop style:position="1.251cm"/>
          <style:tab-stop style:position="1.499cm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start" style:justify-single-word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paragraph-rsid="001ea230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use-window-font-color="true" style:font-name="Arial" fo:font-weight="bold" officeooo:paragraph-rsid="000e01bf" style:font-weight-asian="bold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use-window-font-color="true" style:font-name="Arial" fo:font-weight="bold" officeooo:rsid="002c9a79" officeooo:paragraph-rsid="002c9a79" style:font-weight-asian="bold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style:use-window-font-color="true" style:font-name="Arial" fo:font-weight="bold" officeooo:rsid="00342e1a" officeooo:paragraph-rsid="00342e1a" style:font-weight-asian="bold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style:use-window-font-color="true" style:font-name="Arial" fo:font-weight="bold" officeooo:rsid="0035931c" officeooo:paragraph-rsid="0035931c" style:font-weight-asian="bold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officeooo:paragraph-rsid="000e01b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officeooo:rsid="001b2ce8" officeooo:paragraph-rsid="001b2ce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officeooo:paragraph-rsid="000e01b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/>
      <style:text-properties style:use-window-font-color="true" style:font-name="Arial" officeooo:paragraph-rsid="000e01bf"/>
    </style:style>
    <style:style style:name="P49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4pt" fo:font-weight="bold" officeooo:rsid="0035931c" officeooo:paragraph-rsid="0035931c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Arial" fo:font-weight="bold" officeooo:rsid="002c9a79" officeooo:paragraph-rsid="002c9a79" style:font-weight-asian="bold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Arial" fo:font-weight="bold" officeooo:rsid="002c9a79" officeooo:paragraph-rsid="00342e1a" style:font-weight-asian="bold" style:font-weight-complex="bold"/>
    </style:style>
    <style:style style:name="P52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Arial" fo:font-weight="bold" officeooo:rsid="00342e1a" officeooo:paragraph-rsid="00342e1a" style:font-weight-asian="bold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Arial" fo:font-size="12pt" fo:font-weight="bold" officeooo:rsid="00342e1a" officeooo:paragraph-rsid="00342e1a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Arial" fo:font-size="12pt" fo:font-weight="bold" officeooo:paragraph-rsid="000e01bf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left="7.999cm" fo:margin-right="0cm" fo:line-height="150%" fo:text-align="justify" style:justify-single-word="false" fo:text-indent="0cm" style:auto-text-indent="false"/>
      <style:text-properties style:use-window-font-color="true" style:font-name="Arial" fo:font-size="12pt" fo:font-style="normal" officeooo:paragraph-rsid="000e01bf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margin-left="7.999cm" fo:margin-right="0cm" fo:line-height="100%" fo:text-align="justify" style:justify-single-word="false" fo:text-indent="0cm" style:auto-text-indent="false" style:shadow="none"/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style:paragraph-properties fo:margin-left="7.999cm" fo:margin-right="0cm" fo:line-height="100%" fo:text-align="justify" style:justify-single-word="false" fo:text-indent="0cm" style:auto-text-indent="false" style:page-number="auto"/>
      <style:text-properties style:use-window-font-color="true" style:font-name="Arial" fo:font-size="12pt" fo:font-weight="normal" officeooo:paragraph-rsid="000e01bf" style:font-size-asian="12pt" style:font-weight-asian="normal" style:font-size-complex="12pt" style:font-weight-complex="normal"/>
    </style:style>
    <style:style style:name="P58" style:family="paragraph" style:parent-style-name="Text_20_body" style:master-page-name="">
      <style:paragraph-properties fo:margin-left="7.9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background-image/>
      </style:paragraph-properties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6.001cm" fo:margin-right="0cm" fo:line-height="100%" fo:text-align="justify" style:justify-single-word="false" fo:text-indent="0cm" style:auto-text-indent="false"/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left="6.001cm" fo:margin-right="0cm" fo:margin-top="0cm" fo:margin-bottom="0cm" style:contextual-spacing="false" fo:line-height="150%" fo:text-align="end" style:justify-single-word="false" fo:text-indent="0cm" style:auto-text-indent="false"/>
      <style:text-properties style:use-window-font-color="true" style:font-name="Arial" fo:font-size="12pt" fo:font-style="normal" fo:font-weight="normal" officeooo:paragraph-rsid="000e01b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officeooo:paragraph-rsid="000e01bf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officeooo:rsid="001365c7" officeooo:paragraph-rsid="001365c7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officeooo:rsid="001365c7" officeooo:paragraph-rsid="002a405b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officeooo:rsid="001e253a" officeooo:paragraph-rsid="001e253a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fo:font-weight="bold" officeooo:paragraph-rsid="000e01bf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 fo:text-align="start" style:justify-single-word="false"/>
      <style:text-properties style:use-window-font-color="true" style:font-name="Arial" fo:font-size="12pt" fo:font-weight="bold" officeooo:paragraph-rsid="000e01bf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50%" fo:text-align="justify" style:justify-single-word="false"/>
      <style:text-properties style:use-window-font-color="true" style:font-name="Arial" fo:font-size="12pt" fo:font-style="italic" fo:font-weight="bold" officeooo:paragraph-rsid="000e01bf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style:font-name="Arial" fo:font-weight="bold" officeooo:rsid="002c9a79" officeooo:paragraph-rsid="002c9a79" style:font-weight-asian="bold" style:font-weight-complex="bold"/>
    </style:style>
    <style:style style:name="P69" style:family="paragraph" style:parent-style-name="Standard" style:master-page-name="">
      <style:paragraph-properties fo:line-height="150%" fo:text-align="center" style:justify-single-word="false" style:page-number="auto"/>
      <style:text-properties fo:text-transform="uppercase" style:use-window-font-color="true" style:font-name="Arial" fo:font-weight="bold" officeooo:rsid="002c9a79" officeooo:paragraph-rsid="00342e1a" style:font-weight-asian="bold" style:font-weight-complex="bold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379619" officeooo:paragraph-rsid="00379619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line-height="150%" fo:text-align="start" style:justify-single-word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317300" officeooo:paragraph-rsid="00317300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line-height="150%" fo:text-align="start" style:justify-single-word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2fcbe1" officeooo:paragraph-rsid="002fcbe1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line-height="150%" fo:text-align="start" style:justify-single-word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2f79bc" officeooo:paragraph-rsid="002fcbe1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line-height="150%" fo:text-align="start" style:justify-single-word="false" style:shadow="none">
        <style:tab-stops>
          <style:tab-stop style:position="1.221cm"/>
          <style:tab-stop style:position="1.279cm"/>
          <style:tab-stop style:position="1.499cm"/>
        </style:tab-stops>
      </style:paragraph-properties>
      <style:text-properties style:use-window-font-color="true" style:font-name="Arial" fo:font-size="12pt" fo:font-weight="normal" officeooo:rsid="002f79bc" officeooo:paragraph-rsid="00317300" fo:background-color="transparent" style:font-size-asian="12pt" style:font-weight-asian="normal" style:font-size-complex="12pt" style:font-weight-complex="normal"/>
    </style:style>
    <style:style style:name="P75" style:family="paragraph" style:parent-style-name="Text_20_body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12pt" fo:font-weight="bold" officeooo:paragraph-rsid="000f5171" style:font-size-asian="12pt" style:font-weight-asian="bold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/>
    </style:style>
    <style:style style:name="T3" style:family="text">
      <style:text-properties style:use-window-font-color="true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Aria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253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253a" style:font-style-asian="normal" style:font-style-complex="normal"/>
    </style:style>
    <style:style style:name="T11" style:family="text">
      <style:text-properties fo:font-style="normal" officeooo:rsid="002a9c48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fca51"/>
    </style:style>
    <style:style style:name="T14" style:family="text">
      <style:text-properties officeooo:rsid="0011027b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e253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a466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890d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890d9" style:font-style-asian="italic" style:font-style-complex="italic"/>
    </style:style>
    <style:style style:name="T21" style:family="text">
      <style:text-properties fo:font-style="italic" officeooo:rsid="0021b6bd" style:font-style-asian="italic" style:font-style-complex="italic"/>
    </style:style>
    <style:style style:name="T22" style:family="text">
      <style:text-properties officeooo:rsid="001365c7"/>
    </style:style>
    <style:style style:name="T23" style:family="text">
      <style:text-properties officeooo:rsid="001b2ce8"/>
    </style:style>
    <style:style style:name="T24" style:family="text">
      <style:text-properties officeooo:rsid="001cb07c"/>
    </style:style>
    <style:style style:name="T25" style:family="text">
      <style:text-properties officeooo:rsid="001e253a"/>
    </style:style>
    <style:style style:name="T26" style:family="text">
      <style:text-properties officeooo:rsid="002890d9"/>
    </style:style>
    <style:style style:name="T27" style:family="text">
      <style:text-properties officeooo:rsid="002e8394"/>
    </style:style>
    <style:style style:name="T28" style:family="text">
      <style:text-properties officeooo:rsid="002f3976"/>
    </style:style>
    <style:style style:name="T29" style:family="text">
      <style:text-properties officeooo:rsid="002f6bc4"/>
    </style:style>
    <style:style style:name="T30" style:family="text">
      <style:text-properties officeooo:rsid="002fcbe1"/>
    </style:style>
    <style:style style:name="T31" style:family="text">
      <style:text-properties officeooo:rsid="0030d761"/>
    </style:style>
    <style:style style:name="T32" style:family="text">
      <style:text-properties officeooo:rsid="00317300"/>
    </style:style>
    <style:style style:name="T33" style:family="text">
      <style:text-properties officeooo:rsid="0032af56"/>
    </style:style>
    <style:style style:name="T34" style:family="text">
      <style:text-properties officeooo:rsid="00331699"/>
    </style:style>
    <style:style style:name="T35" style:family="text">
      <style:text-properties officeooo:rsid="00342e1a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1b2ce8" style:font-size-asian="14pt" style:font-size-complex="14pt"/>
    </style:style>
    <style:style style:name="T38" style:family="text">
      <style:text-properties fo:font-size="14pt" officeooo:rsid="0035931c" style:font-size-asian="14pt" style:font-size-complex="14pt"/>
    </style:style>
    <style:style style:name="T39" style:family="text">
      <style:text-properties officeooo:rsid="0035931c"/>
    </style:style>
    <style:style style:name="T40" style:family="text">
      <style:text-properties officeooo:rsid="0035d8cf"/>
    </style:style>
    <style:style style:name="T41" style:family="text">
      <style:text-properties officeooo:rsid="00363346"/>
    </style:style>
    <style:style style:name="T42" style:family="text">
      <style:text-properties officeooo:rsid="00379152"/>
    </style:style>
    <style:style style:name="T43" style:family="text">
      <style:text-properties officeooo:rsid="003a3f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D<text:span text:style-name="T39">ANILO PAES RIBEIRO</text:span></text:p>
      <text:p text:style-name="P44">GABRIEL VIANA</text:p>
      <text:p text:style-name="P42">S<text:span text:style-name="T39">AMUEL BRESSAN BARBOSA</text:span></text:p>
      <text:p text:style-name="P50">Vinícius Martins <text:span text:style-name="T35">Alves Pereira</text:span></text:p>
      <text:p text:style-name="P52">Vitor Soares Cândido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pan text:style-name="T37">S</text:span><text:span text:style-name="T36">ERVIDOR WEB VER</text:span><text:span text:style-name="T38">S</text:span><text:span text:style-name="T36">US FTP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35">TUBARÃO</text:span>, <text:span text:style-name="T35">2016</text:span></text:p>
      <text:p text:style-name="P45"><text:soft-page-break/>INSTITUTO FEDERAL DE EDUCAÇÃO, CIÊNCIA E TECNOLOGIA DE SANTA CATARINA</text:p>
      <text:p text:style-name="P45">DEPARTAMENTO DE <text:span text:style-name="T23">ENSINO, PESQUISA E EXTENSÃO</text:span></text:p>
      <text:p text:style-name="P46"><text:span text:style-name="T39">CAMPUS</text:span> TUBARÃO</text:p>
      <text:p text:style-name="P45">CURSO <text:span text:style-name="T23">TÉCNICO EM INFORMÁTICA</text:span></text:p>
      <text:p text:style-name="P45"/>
      <text:p text:style-name="P45"/>
      <text:p text:style-name="P45"/>
      <text:p text:style-name="P69">Danilo Paes Ribeiro</text:p>
      <text:p text:style-name="P51">Gabriel Viana</text:p>
      <text:p text:style-name="P51">Samuel Bressan <text:span text:style-name="T35">Barbosa</text:span></text:p>
      <text:p text:style-name="P51">Vinícius Martins <text:span text:style-name="T35">Alves Pereira</text:span></text:p>
      <text:p text:style-name="P53">Vitor Soares Cândido</text:p>
      <text:p text:style-name="P54"/>
      <text:p text:style-name="P45"/>
      <text:p text:style-name="P49"/>
      <text:p text:style-name="P49">SERVIDOR WEB VERSUS FTP</text:p>
      <text:p text:style-name="P47"/>
      <text:p text:style-name="P47"/>
      <text:p text:style-name="P57"><text:span text:style-name="T23">Projeto submetido</text:span> ao Instituto Federal de Educação, Ciência e Tecnologia de Santa Catarina como parte dos requisitos para <text:span text:style-name="T23">aprovação na unidade curricular de Projeto Integrador I</text:span><text:span text:style-name="T9">.</text:span></text:p>
      <text:p text:style-name="P59"/>
      <text:p text:style-name="P56"><text:span text:style-name="T8">Professor(a) </text:span>Orientador(a): <text:span text:style-name="T35">Alexssandro</text:span>, Xxx (titulação abreviada)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35">TUBARÃO</text:span>, <text:span text:style-name="T35">2016</text:span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5"/>
      <text:p text:style-name="P55"/>
      <text:p text:style-name="P55">Este trabalho é dedicado aos meus colegas de classe e meus queridos pais <text:span text:style-name="T13">(Texto de Dedicatória – opcional)</text:span></text:p>
      <text:p text:style-name="P55"><text:soft-page-break/></text:p>
      <text:p text:style-name="P16">AGRADECIMENTOS</text:p>
      <text:p text:style-name="P16"/>
      <text:p text:style-name="P16"/>
      <text:p text:style-name="P37">Xxxxxxxxxxxxxxxxxxxxxxxxxxxxxxxxxxxxxxxxxxxxxxxxxxxxxxxxxxxxxxxxxxxxxxxxxxxxxxxxxxxxxxxxxxxxxxxxxxxxxxxxxxxxxxxxxxxxxxxxxxxxxxxxxxxxxxxxxxxxxxxx. <text:span text:style-name="T13">(Inserir os agradecimentos aos colaboradores à execução do trabalho - Texto opcional)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8">Texto da Epígrafe. Citação relativa ao tema do trabalho <text:span text:style-name="T13">(Texto opcional).</text:span></text:p>
      <text:p text:style-name="P60">(Autor da Epígrafe, ano)</text:p>
      <text:p text:style-name="P19"><text:soft-page-break/>LISTA DE ILUSTRAÇÕES</text:p>
      <text:p text:style-name="P20"/>
      <text:p text:style-name="P20"/>
      <text:p text:style-name="P21">FIGURA 1 – Título da figura …..............................................................nº página</text:p>
      <text:p text:style-name="P21">FIGURA 2 – Título da figura …..............................................................nº página</text:p>
      <text:p text:style-name="P21">FIGURA 3 – Título da figura …..............................................................nº página</text:p>
      <text:p text:style-name="P21">FIGURA 4 – Título da figura …..............................................................nº página</text:p>
      <text:p text:style-name="P21">FIGURA 5 – Título da figura …..............................................................nº página</text:p>
      <text:p text:style-name="P20"/>
      <text:p text:style-name="P26">(opcional – mínimo 5 <text:span text:style-name="T5">figuras</text:span> – gráficos, fotografias e desenhos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LISTA DE TABELAS</text:p>
      <text:p text:style-name="P20"/>
      <text:p text:style-name="P20"/>
      <text:p text:style-name="P21">TABELA 1 – Título da tabela …............................................................nº página</text:p>
      <text:p text:style-name="P21">TABELA 2 – Título da tabela …............................................................nº página</text:p>
      <text:p text:style-name="P21">TABELA 3 – Título da tabela …............................................................nº página</text:p>
      <text:p text:style-name="P21">TABELA 4 – Título da tabela …............................................................nº página</text:p>
      <text:p text:style-name="P21">TABELA 5 – Título da tabela …............................................................nº página</text:p>
      <text:p text:style-name="P20"/>
      <text:p text:style-name="P26">(opcional – mínimo 5 tabelas – <text:span text:style-name="T5">não</text:span> possui bordas em todos os lados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LISTA DE ABREVI<text:span text:style-name="T14">A</text:span>TURAS E SIGLAS</text:p>
      <text:p text:style-name="P20"/>
      <text:p text:style-name="P20"/>
      <text:p text:style-name="P9">SIGLA – Por extenso </text:p>
      <text:p text:style-name="P9">ABREVIATURA – Por extenso </text:p>
      <text:p text:style-name="P9">ABREVIATURA – Por extenso</text:p>
      <text:p text:style-name="P26">(opcional – em ordem alfabética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SUMÁRIO</text:p>
      <text:p text:style-name="P19"/>
      <text:p text:style-name="P1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1"><text:span text:style-name="T5">1 INTRODUÇÃO</text:span> …..............…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<text:span text:style-name="T5">1.1 Justificativa</text:span> …..................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7"><text:span text:style-name="T9">1.</text:span><text:span text:style-name="T10">2</text:span><text:span text:style-name="T9"> Definição do </text:span><text:span text:style-name="T11">p</text:span><text:span text:style-name="T9">roblema</text:span> <text:span text:style-name="T12">…......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<text:span text:style-name="T5">1.</text:span><text:span text:style-name="T6">3</text:span><text:span text:style-name="T5"> Objetivo</text:span><text:span text:style-name="T6">s</text:span><text:span text:style-name="T5"> </text:span><text:span text:style-name="T7">…...</text:span>…...............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4"><text:span text:style-name="T19">1.3.1 Objetivo </text:span><text:span text:style-name="T20">g</text:span><text:span text:style-name="T19">eral</text:span>..............................................................................</text:p>
          </table:table-cell>
          <table:table-cell table:style-name="Tabela3.A1" office:value-type="string">
            <text:p text:style-name="P63">nº página</text:p>
          </table:table-cell>
        </table:table-row>
        <table:table-row>
          <table:table-cell table:style-name="Tabela3.A1" office:value-type="string">
            <text:p text:style-name="P61"><text:span text:style-name="T15">1.3.</text:span><text:span text:style-name="T16">2</text:span><text:span text:style-name="T15"> Objetivos </text:span><text:span text:style-name="T18">e</text:span><text:span text:style-name="T15">specíficos</text:span> ….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5">2 <text:span text:style-name="T25">DESENVOLVIMENTO</text:span><text:span text:style-name="T7">…............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6"><text:span text:style-name="T17">2</text:span><text:span text:style-name="T15">.1 </text:span><text:span text:style-name="T17">Identificação das </text:span><text:span text:style-name="T16">Ferramentas.</text:span><text:span text:style-name="T7">…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5">REFERÊNCIAS <text:span text:style-name="T7">….........................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5">APÊNDICES <text:span text:style-name="T7">…..............................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APÊNDICE A – Título do apêndice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APÊNDICE B – Título do apêndic<text:span text:style-name="T22">e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5">ANEXOS <text:span text:style-name="T7">…...........................................................................................</text:span>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ANEXO A – Título do anexo …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 table:style-name="Tabela3.15">
          <table:table-cell table:style-name="Tabela3.A1" office:value-type="string">
            <text:p text:style-name="P61">ANEXO B – Título do anexo …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  <table:table-row>
          <table:table-cell table:style-name="Tabela3.A1" office:value-type="string">
            <text:p text:style-name="P61">ANEXO C – Título do anexo ….............................................................</text:p>
          </table:table-cell>
          <table:table-cell table:style-name="Tabela3.A1" office:value-type="string">
            <text:p text:style-name="P62">nº página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8">1 INTRODUÇÃO</text:p>
      <text:p text:style-name="P4"/>
      <text:p text:style-name="P4"/>
      <text:p text:style-name="P33"><text:span text:style-name="T41">A preocupação de uma</text:span> transferência de arquivos <text:span text:style-name="T41">segura e rápida </text:span>sempre esteve presente em todas as empresas, <text:span text:style-name="T41">mas </text:span>antigamente tudo era feito <text:span text:style-name="T41">de um forma lenta e ineficaz, pois o</text:span> papel <text:span text:style-name="T41">era a única ferramenta utilizada</text:span>, <text:span text:style-name="T41">o</text:span>que ocupava muito espaço e tempo, <text:span text:style-name="T41">com </text:span>o passar do<text:span text:style-name="T41">s</text:span> <text:span text:style-name="T41">anos</text:span> a forma de transferir arquivos foi evoluindo para o meio digital, possibilitando a redução do espaço e tempo ocupado<text:span text:style-name="T41">s, transferindo as grandes quantidades de papéis para arquivos nos computadores.</text:span></text:p>
      <text:p text:style-name="P34">Na década de 70 houve o surgimento do disquete, que foi o início dos dispositivos de armazenamento com o objetivo de guardar informações e se necessário utilizar em outros computadores distantes u<text:span text:style-name="T41">ns</text:span> do<text:span text:style-name="T41">s</text:span> outro<text:span text:style-name="T41">s, contudo </text:span><text:s text:c="2"/><text:span text:style-name="T40">h</text:span>a<text:span text:style-name="T40">v</text:span>ia dependência de uma intervenção humana <text:span text:style-name="T41">para realizar transferências.</text:span> <text:span text:style-name="T41">Tentando solucionar os problemas, surgiram as redes locais, que possibilitavam a transferência de arquivos através das redes, sem precisar de um dispositivo de armazenamento, todavia as redes locais estavam longe de ser a solução definitiva, pois se limitava apenas ao espaço físico que a rede alcançava.</text:span></text:p>
      <text:p text:style-name="P35"><text:span text:style-name="T42">Com mais desafios pela frente com relação transferência de arquivos e com o início do acesso à internet, surgiram</text:span> o<text:span text:style-name="T42">s servidores</text:span> FTP (Protocolo de transferência de arquivos) que realizava transferência de arquivos através da internet, facilitando assim a vida das pessoas e empresas que não necessitam mais fazer o deslocamento por dispositivos físicos das informações, pois esses arquivos estavam em um servidor<text:span text:style-name="T42">, que podia ser acessado em qualquer lugar de uma forma segura e autenticada.</text:span> Em 1994 <text:span text:style-name="T40">para substituir o disquete e por nem todos terem acesso ao servidor FTP, surgiu os Pendrives, dispositivos USB flash drive, que eram mais acessíveis e que até hoje são utilizados, apresentado o mesmo problema do anterior, que dependiam de uma intervenção humana, contudo a evolução da capacidade de armazenamento e o baixo custo de produção fez com que os pendrives fossem altamente utilizados por pessoas comum.</text:span></text:p>
      <text:p text:style-name="P30"><text:span text:style-name="T40"><text:s/>As empresas continuavam com uma única opção para transferir seus arquivos, que eram feita através do servidor FTP. Com a facilidade de adquirir e a </text:span><text:soft-page-break/><text:span text:style-name="T40">expansão da internet, muitas pessoas tiveram acesso a ela, estando ela em computadores e até dispositivos móveis ao alcance de qualquer um, como smartphones que estão espalhados por todas as partes, no bolso de cada pessoa, fazendo coisas que antigamente precisavam de muito tempo e espaço. Surgiu assim uma oportunidade de um novo servidor alcançando até mesmo os smartphones, um servidor que inicialmente apenas tinha a proposta de disponibilizar páginas na web e que com a evolução tinha semelhantes funções de um servidor FTP em relação a transferência de arquivos, que disponibilizava o download e upload de forma segura através da internet que era acessada por qualquer um e de qualquer lugar, nasce assim o servidor WEB.</text:span></text:p>
      <text:p text:style-name="P70">Com a variedade de ferramentas disponíveis para a transferência de arquivos e suas semelhanças, as empresas têm dificuldades na escolha certa, não sabendo qual é a melhor opção e mais segura para seu negócio, surgindo duvidas na escolha final.</text:p>
      <text:p text:style-name="P30"/>
      <text:p text:style-name="P30"/>
      <text:p text:style-name="P30"/>
      <text:p text:style-name="P4">1.1 Justificativa</text:p>
      <text:p text:style-name="P39"/>
      <text:p text:style-name="P39"/>
      <text:p text:style-name="P31">Em consequência da necessidade de ser cada vez mais rápida a transferência de arquivos dentro de uma empresa surgiram diferentes formas de fazer tais trabalho. Primeiramente, surgiu a troca de arquivos pelas redes locais, que limitava a transferência de arquivos em virtude da sua localização física. Com a evolução da <text:span text:style-name="T29">I</text:span>nternet e tecnologias houve a expansão do acesso as redes, <text:span text:style-name="T29">surgindo uma nova forma, o servidor FTP,</text:span> possibilitando corrigir os eventuais problema<text:span text:style-name="T29">s</text:span> e limitações de transferências <text:span text:style-name="T29">de arquivos, </text:span>com segurança independente da localização física. <text:span text:style-name="T29">Por meio do avanço do</text:span> servidor web, <text:span text:style-name="T29">atualmente é possível ter </text:span><text:s/>as mesmas funcionalidades no que se diz respeito a transferência de arquivos, deixando para os empresários a <text:span text:style-name="T40">dúvida</text:span> de qual ferramenta é mais apropriada para sua empresa.</text:p>
      <text:p text:style-name="P31">Portanto é necessário a comparação dos servidores FTP e WEB para <text:span text:style-name="T29">auxiliar </text:span><text:soft-page-break/><text:span text:style-name="T29">n</text:span>a escolha <text:span text:style-name="T29">da ferramenta</text:span> mais apropriada<text:span text:style-name="T40"> </text:span>para as empresas. </text:p>
      <text:p text:style-name="P4"/>
      <text:p text:style-name="P4"/>
      <text:p text:style-name="P4">1.2 Definição do problema</text:p>
      <text:p text:style-name="P8"/>
      <text:p text:style-name="P8"/>
      <text:p text:style-name="P31">Historicamente o servidor FTP <text:span text:style-name="T40">(</text:span>Protocolo de transferência de arquivos) era<text:span text:style-name="T40"> </text:span>a única opção para a disponibilização de arquivos para download e upload das empresas. Por meio da evolução dos servidores Web, hoje é possível além da disponibili<text:span text:style-name="T28">dade</text:span> de <text:span text:style-name="T40">páginas</text:span>, <text:span text:style-name="T28">é possível </text:span>oferecer <text:span text:style-name="T27">as mesmas funcionalidades no que se diz respeito a transferência de arquivos de um servidor FTP. Com essas informações analisaremos como enviar e receber arquivos de forma confiável nas empresas atualmente?</text:span></text:p>
      <text:p text:style-name="P28"/>
      <text:p text:style-name="P10"/>
      <text:p text:style-name="P6">1.3 Objetivos</text:p>
      <text:p text:style-name="P28"/>
      <text:p text:style-name="P28"/>
      <text:p text:style-name="P13">1.3.<text:span text:style-name="T24">1 </text:span>Objetivo <text:span text:style-name="T26">g</text:span>eral</text:p>
      <text:p text:style-name="P4"/>
      <text:p text:style-name="P4"/>
      <text:p text:style-name="P32">Temos como objetivo <text:span text:style-name="T32">avaliar qual é a melhor opção de </text:span>servidor para cada tipo de empresa, colaborando para tirar as <text:span text:style-name="T40">dúvidas</text:span> <text:span text:style-name="T40">que as empresas vêm</text:span> tendo com a evolução tecnológica dos servidores <text:span text:style-name="T31">WEB e FTP</text:span>.</text:p>
      <text:p text:style-name="P8"/>
      <text:p text:style-name="P8"/>
      <text:p text:style-name="P8"><text:span text:style-name="T19">1.</text:span><text:span text:style-name="T21">3.2 </text:span><text:span text:style-name="T19">Objetivos </text:span><text:span text:style-name="T20">e</text:span><text:span text:style-name="T19">specíficos</text:span></text:p>
      <text:p text:style-name="P8"/>
      <text:p text:style-name="P12"/>
      <text:list xml:id="list7514366363401925189" text:style-name="L1">
        <text:list-item>
          <text:p text:style-name="P71">Selecionar ferramentas para envio e recebimento de arquivos; </text:p>
        </text:list-item>
        <text:list-item>
          <text:p text:style-name="P72">Instalar e configurar os servidores <text:span text:style-name="T33">escolhidos</text:span>;</text:p>
        </text:list-item>
        <text:list-item>
          <text:p text:style-name="P73"><text:span text:style-name="T30">Simular um </text:span>ambiente de testes <text:span text:style-name="T34">entre os</text:span> servidores WEB e FTP;</text:p>
        </text:list-item>
        <text:list-item>
          <text:p text:style-name="P72"><text:soft-page-break/><text:span text:style-name="T32">C</text:span>ompara<text:span text:style-name="T32">r</text:span> os servidores <text:span text:style-name="T32">envolvidos</text:span>;</text:p>
        </text:list-item>
        <text:list-item>
          <text:p text:style-name="P74"><text:span text:style-name="T32">Identificar os </text:span>pontos positivos e negativos dos servidores WEB e FTP;</text:p>
          <text:p text:style-name="P72"/>
        </text:list-item>
      </text:list>
      <text:p text:style-name="P40"/>
      <text:p text:style-name="P5">2 <text:span text:style-name="T25">DESENVOLVIMENTO</text:span></text:p>
      <text:p text:style-name="P4"/>
      <text:p text:style-name="P4"/>
      <text:p text:style-name="P7">2.1 Identificação das ferramentas</text:p>
      <text:p text:style-name="P4"/>
      <text:p text:style-name="P4"/>
      <text:p text:style-name="P27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.</text:p>
      <text:p text:style-name="P2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3">REFERÊNCIA<text:span text:style-name="T43">s</text:span></text:p>
      <text:p text:style-name="P4"/>
      <text:p text:style-name="P4"/>
      <text:p text:style-name="P14"><text:span text:style-name="T3">CLARK, Otávio Augusto Câmara; CASTRO, Aldemar Araujo. A pesquisa. </text:span><text:span text:style-name="T4">Pesquisa Odontológica Brasileira</text:span><text:span text:style-name="T3">, São Paulo, v. 17 (Supl. 1), <text:s/>p.67-69, maio, 2003. Disponível em: &lt;</text:span><text:a xlink:type="simple" xlink:href="http://www.scielo.br/scielo.php?script=sci_arttext&amp;pid=S1517-74912003000500011&amp;lang=pt" text:style-name="Internet_20_link" text:visited-style-name="Visited_20_Internet_20_Link">http://www.scielo.br/scielo.php?script=sci_arttext&amp;pid=S1517-74912003000500011&amp;lang=pt</text:a><text:span text:style-name="T2">&gt;</text:span><text:span text:style-name="T4">.</text:span><text:span text:style-name="T3"> Acesso em: 30 out. 2012. </text:span></text:p>
      <text:p text:style-name="P4"/>
      <text:p text:style-name="P14"><text:span text:style-name="T3">DE CARVALHO, Ricardo Wathson Feitosa; FALCÃO, Paulo Germano de Carvalho Bezerra; CAMPOS, Gustavo José de Luna; BASTOS, Alliny de Souza; PEREIRA, José Carlos ; PEREIRA, Maria Auxiliadora da Silva; CARDOSO, Maria do Socorro Orestes; VASCONCELOS, Belmiro Cavalcanti do Egito. Ansiedade frente ao tratamento odontológico: prevalência e fatores predictores em brasileiros. </text:span><text:span text:style-name="T4">Ciência e Saúde Coletiva</text:span><text:span text:style-name="T3">, Rio de Janeiro, v. 17, n. 7, jul. 2012. Disponível em: &lt;</text:span><text:a xlink:type="simple" xlink:href="http://www.scielosp.org/scielo.php?script=sci_arttext&amp;pid=S1413-81232012000700031&amp;lng=pt&amp;nrm=iso&amp;tlng=pt#q1" text:style-name="Internet_20_link" text:visited-style-name="Visited_20_Internet_20_Link">http://www.scielosp.org/scielo.php?script=sci_arttext&amp;pid=S1413-81232012000700031&amp;lng=pt&amp;nrm=iso&amp;tlng=pt#q1</text:a><text:span text:style-name="T2">&gt;. Acesso em: 06 nov. 2012. </text:span><text:span text:style-name="T3"><text:s/></text:span></text:p>
      <text:p text:style-name="P11"/>
      <text:p text:style-name="P11">FERREIRA, Victor Claudio Paradela; FORTUNA, Antonio Alfredo de Mello; TACHIZAWA, Elio Takeshy. <text:span text:style-name="T5">Gestão com pessoas</text:span>: uma abordagem aplicada às estratégias de negócios. 2 ed. Rio de janeiro: FGV Editora, 2001. 260 p.</text:p>
      <text:p text:style-name="P11"/>
      <text:p text:style-name="P14"><text:span text:style-name="T3">GOMES, Romeu; LEAL, Andréa Fachel; KNAUTH, Daniela; DA SILVA, Geórgia Sibele Nogueira. Sentidos atribuídos à política voltada para a Saúde do Homem. </text:span><text:span text:style-name="T4">Ciência e Saúde Coletiva</text:span><text:span text:style-name="T3">, Rio de Janeiro, v. 17, n. 10, out. 2010. Disponível em: &lt;</text:span><text:a xlink:type="simple" xlink:href="http://www.scielosp.org/scielo.php?script=sci_arttext&amp;pid=S1413-81232012001000008&amp;lng=pt&amp;nrm=iso&amp;tlng=pt#tab01" text:style-name="Internet_20_link" text:visited-style-name="Visited_20_Internet_20_Link"><text:span text:style-name="T1">http://www.scielosp.org/scielo.php?script=sci_arttext&amp;pid=S1413-81232012001000008&amp;lng=pt&amp;nrm=iso&amp;tlng=pt#tab01</text:span></text:a><text:span text:style-name="T3">.&gt; Acesso em: 06 nov. 2012. </text:span></text:p>
      <text:p text:style-name="P1"/>
      <text:p text:style-name="P14"><text:span text:style-name="T3">MINAYO, Maria Cecília de Souza; MENEGHEL, Stela Nazareth; CAVALCANTE, Fátima Gonçalves. Suicídio de homens idosos no Brasil. </text:span><text:span text:style-name="T4">Ciência e Saúde Coletiva</text:span><text:span text:style-name="T3">, Rio de Janeiro, v. 17, n. 10, out. 2010. Disponível em: &lt;</text:span><text:a xlink:type="simple" xlink:href="http://www.scielosp.org/scielo.php?script=sci_arttext&amp;pid=S1413-81232012001000016&amp;lng=pt&amp;nrm=iso&amp;tlng=pt" text:style-name="Internet_20_link" text:visited-style-name="Visited_20_Internet_20_Link">http://www.scielosp.org/scielo.php?script=sci_arttext&amp;pid=S1413-81232012001000016&amp;lng=pt&amp;nrm=iso&amp;tlng=pt</text:a><text:span text:style-name="T2">&gt;. Acesso em: 06 nov. 2012. </text:span></text:p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7">GLOSSÁRIO </text:p>
      <text:p text:style-name="P3"/>
      <text:p text:style-name="P3"/>
      <text:p text:style-name="P8">(opcional - “dicionário” <text:s/>– lista de palavras e expressões em ordem alfabética e seus significado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5">APÊNDICES</text:p>
      <text:p text:style-name="P24"/>
      <text:p text:style-name="P24"/>
      <text:p text:style-name="P22">APÊNDICE A – Título do apêndice</text:p>
      <text:p text:style-name="P38"/>
      <text:p text:style-name="P38"/>
      <text:p text:style-name="P38">Textos, tabelas e figuras elaboradas pelo autor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5">ANEXOS</text:p>
      <text:p text:style-name="P25"/>
      <text:p text:style-name="P25"/>
      <text:p text:style-name="P23">ANEXO A – Título do anexo</text:p>
      <text:p text:style-name="P23"/>
      <text:p text:style-name="P23"/>
      <text:p text:style-name="P36">Textos, tabelas e figuras que não foram elaboradas pelo auto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.16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9:46:06.08</meta:creation-date>
    <meta:generator>LibreOffice/4.2.8.2$Linux_X86_64 LibreOffice_project/420m0$Build-2</meta:generator>
    <dc:date>2016-05-30T23:09:58.607099264</dc:date>
    <meta:editing-duration>PT13H52M29S</meta:editing-duration>
    <meta:editing-cycles>104</meta:editing-cycles>
    <meta:document-statistic meta:table-count="1" meta:image-count="0" meta:object-count="0" meta:page-count="18" meta:paragraph-count="115" meta:word-count="1417" meta:character-count="11680" meta:non-whitespace-character-count="10339"/>
  </office:meta>
</office:document-meta>
</file>